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2.5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0.677cm"/>
    </style:style>
    <style:style style:name="co8" style:family="table-column">
      <style:table-column-properties fo:break-before="auto" style:column-width="1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99pt outset #000000" style:text-align-source="fix" style:repeat-content="false" fo:border-left="0.99pt outset #000000" fo:border-right="none" fo:border-top="0.99pt outset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outset #000000" style:text-align-source="fix" style:repeat-content="false" fo:border-left="0.99pt outset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outset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outset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4">
      <style:table-cell-properties fo:background-color="#00a933" style:cell-protect="none" style:print-content="true" fo:border="0.06pt solid #000000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>
      <style:table-cell-properties fo:border-bottom="0.99pt outset #000000" style:text-align-source="fix" style:repeat-content="false" fo:border-left="none" fo:border-right="0.99pt outset #000000" fo:border-top="0.99pt outset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outset #000000" style:text-align-source="fix" style:repeat-content="false" fo:border-left="none" fo:border-right="0.99pt outset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51"/>
    <style:style style:name="ce4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2"/>
    <style:style style:name="ce34" style:family="table-cell" style:parent-style-name="Default" style:data-style-name="N150"/>
    <style:style style:name="ce3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datki modela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Dimenzija</text:p>
          </table:table-cell>
          <table:table-cell table:number-columns-repeated="2" table:style-name="ce7" office:value-type="string" calcext:value-type="string">
            <text:p>Vrednost</text:p>
          </table:table-cell>
          <table:table-cell table:style-name="ce14" office:value-type="string" calcext:value-type="string" table:number-columns-spanned="1" table:number-rows-spanned="2">
            <text:p>Enota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string" calcext:value-type="string">
            <text:p>model</text:p>
          </table:table-cell>
          <table:table-cell table:style-name="ce10" office:value-type="string" calcext:value-type="string">
            <text:p>ladja</text:p>
          </table:table-cell>
          <table:covered-table-cell table:style-name="ce15"/>
          <table:table-cell/>
        </table:table-row>
        <table:table-row table:style-name="ro1">
          <table:table-cell/>
          <table:table-cell office:value-type="string" calcext:value-type="string">
            <text:p>Lpp</text:p>
          </table:table-cell>
          <table:table-cell table:style-name="ce3" office:value-type="float" office:value="7.2786" calcext:value-type="float">
            <text:p>7.2786</text:p>
          </table:table-cell>
          <table:table-cell table:style-name="ce12" office:value-type="float" office:value="350" calcext:value-type="float">
            <text:p>350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rednost dolžine ladje izbereš sam, glede na vrsto ladje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1.019" calcext:value-type="float">
            <text:p>1.019</text:p>
          </table:table-cell>
          <table:table-cell table:style-name="ce13" table:formula="of:=[.C5]*[.C11]" office:value-type="float" office:value="48.9998076553183" calcext:value-type="float">
            <text:p>49.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 (depth)</text:p>
          </table:table-cell>
          <table:table-cell table:style-name="ce3" office:value-type="float" office:value="0.6013" calcext:value-type="float">
            <text:p>0.6013</text:p>
          </table:table-cell>
          <table:table-cell table:style-name="ce13" table:formula="of:=[.C6]*[.C11]" office:value-type="float" office:value="28.9142142719754" calcext:value-type="float">
            <text:p>28.9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 (draft)</text:p>
          </table:table-cell>
          <table:table-cell table:style-name="ce3" office:value-type="float" office:value="0.3418" calcext:value-type="float">
            <text:p>0.3418</text:p>
          </table:table-cell>
          <table:table-cell table:style-name="ce13" table:formula="of:=[.C7]*[.C11]" office:value-type="float" office:value="16.4358530486632" calcext:value-type="float">
            <text:p>16.4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table:style-name="ce11" office:value-type="float" office:value="0.6505" calcext:value-type="float" table:number-columns-spanned="2" table:number-rows-spanned="1">
            <text:p>0.6505</text:p>
          </table:table-cell>
          <table:covered-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3" office:value-type="float" office:value="9.95" calcext:value-type="float">
            <text:p>9.95</text:p>
          </table:table-cell>
          <table:table-cell table:style-name="ce13" table:formula="of:=[.C12]*[.C11]^2*[.C13]" office:value-type="float" office:value="23007.1053633228" calcext:value-type="float">
            <text:p>23,007.11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cG</text:p>
          </table:table-cell>
          <table:table-cell table:formula="of:=[.D4]/[.C4]" office:value-type="float" office:value="48.086170417388" calcext:value-type="float">
            <text:p>48.086170417388</text:p>
          </table:table-cell>
          <table:table-cell office:value-type="string" calcext:value-type="string">
            <text:p><text:s/>(geometrično podobnostni faktor)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aS</text:p>
          </table:table-cell>
          <table:table-cell office:value-type="float" office:value="0.76017" calcext:value-type="float">
            <text:p>0.76017</text:p>
          </table:table-cell>
          <table:table-cell office:value-type="string" calcext:value-type="string">
            <text:p><text:s/>(ploskovni faktor)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_qubic</text:p>
          </table:table-cell>
          <table:table-cell table:formula="of:=[.C4]*[.C5] + 2*[.C4]*[.C7] + 2*[.C5]*[.C7]" office:value-type="float" office:value="13.08913276" calcext:value-type="float">
            <text:p>13.08913276</text:p>
          </table:table-cell>
          <table:table-cell/>
          <table:table-cell table:style-name="Default"/>
          <table:table-cell/>
        </table:table-row>
      </table:table>
      <table:table table:name="model test data" table:style-name="ta1">
        <table:shapes>
          <draw:frame draw:z-index="0" draw:style-name="gr1" draw:text-style-name="P1" svg:width="16.001cm" svg:height="8.997cm" svg:x="1.028cm" svg:y="3.941cm">
            <draw:object draw:notify-on-update-of-ranges="'model test data'.C3:'model test data'.C8 'model test data'.D3:'model test data'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6" table:default-cell-style-name="ce42"/>
        <table:table-column table:style-name="co3" table:number-columns-repeated="2" table:default-cell-style-name="ce4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41" office:value-type="string" calcext:value-type="string">
            <text:p>Test #</text:p>
          </table:table-cell>
          <table:table-cell table:style-name="ce43" office:value-type="string" calcext:value-type="string">
            <text:p>V [m/s]</text:p>
          </table:table-cell>
          <table:table-cell table:style-name="ce45" office:value-type="string" calcext:value-type="string">
            <text:p>F [N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1513862708157" calcext:value-type="float">
            <text:p>0.9151</text:p>
          </table:table-cell>
          <table:table-cell office:value-type="float" office:value="30.5507207359914" calcext:value-type="float">
            <text:p>30.55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8102507724438" calcext:value-type="float">
            <text:p>1.2810</text:p>
          </table:table-cell>
          <table:table-cell office:value-type="float" office:value="58.1316784038899" calcext:value-type="float">
            <text:p>58.13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4691152740718" calcext:value-type="float">
            <text:p>1.6469</text:p>
          </table:table-cell>
          <table:table-cell office:value-type="float" office:value="93.0954187311937" calcext:value-type="float">
            <text:p>93.09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92153761586656" calcext:value-type="float">
            <text:p>1.9215</text:p>
          </table:table-cell>
          <table:table-cell office:value-type="float" office:value="128.603784625455" calcext:value-type="float">
            <text:p>128.603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19616370432595" calcext:value-type="float">
            <text:p>2.1962</text:p>
          </table:table-cell>
          <table:table-cell office:value-type="float" office:value="179.526731572947" calcext:value-type="float">
            <text:p>179.52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3795294310819" calcext:value-type="float">
            <text:p>2.3795</text:p>
          </table:table-cell>
          <table:table-cell office:value-type="float" office:value="259.00080191898" calcext:value-type="float">
            <text:p>259.0008</text:p>
          </table:table-cell>
        </table:table-row>
      </table:table>
      <table:table table:name="recalculations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31" office:value-type="string" calcext:value-type="string">
            <text:p>Test #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816" calcext:value-type="float">
            <text:p>0.28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[m2]</text:p>
          </table:table-cell>
          <table:table-cell office:value-type="float" office:value="9.78" calcext:value-type="float">
            <text:p>9.78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office:value-type="float" office:value="9.98" calcext:value-type="float">
            <text:p>9.98</text:p>
          </table:table-cell>
          <table:table-cell office:value-type="float" office:value="10.06" calcext:value-type="float">
            <text:p>10.06</text:p>
          </table:table-cell>
          <table:table-cell office:value-type="float" office:value="10.12" calcext:value-type="float">
            <text:p>10.12</text:p>
          </table:table-cell>
          <table:table-cell table:formula="of:=AVERAGE([.C4:.H4])" office:value-type="float" office:value="9.95" calcext:value-type="float">
            <text:p>9.95</text:p>
          </table:table-cell>
        </table:table-row>
        <table:table-row table:style-name="ro1">
          <table:table-cell/>
          <table:table-cell office:value-type="string" calcext:value-type="string">
            <text:p>Ct * 0.001</text:p>
          </table:table-cell>
          <table:table-cell office:value-type="float" office:value="3.73" calcext:value-type="float">
            <text:p>3.73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office:value-type="float" office:value="3.49" calcext:value-type="float">
            <text:p>3.49</text:p>
          </table:table-cell>
          <table:table-cell office:value-type="float" office:value="3.7" calcext:value-type="float">
            <text:p>3.7</text:p>
          </table:table-cell>
          <table:table-cell office:value-type="float" office:value="4.52" calcext:value-type="float">
            <text:p>4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 [N]</text:p>
          </table:table-cell>
          <table:table-cell table:style-name="ce33" table:formula="of:=[.C5]*0.001*[.$C$11]*[.C7]^2*[.C4]" office:value-type="float" office:value="30.523225087329" calcext:value-type="float">
            <text:p>30.52</text:p>
          </table:table-cell>
          <table:table-cell table:style-name="ce33" table:formula="of:=[.D5]*0.001*[.$C$11]*[.D7]^2*[.D4]" office:value-type="float" office:value="58.0793598933267" calcext:value-type="float">
            <text:p>58.08</text:p>
          </table:table-cell>
          <table:table-cell table:style-name="ce33" table:formula="of:=[.E5]*0.001*[.$C$11]*[.E7]^2*[.E4]" office:value-type="float" office:value="93.0116328543353" calcext:value-type="float">
            <text:p>93.01</text:p>
          </table:table-cell>
          <table:table-cell table:style-name="ce33" table:formula="of:=[.F5]*0.001*[.$C$11]*[.F7]^2*[.F4]" office:value-type="float" office:value="128.488041219292" calcext:value-type="float">
            <text:p>128.49</text:p>
          </table:table-cell>
          <table:table-cell table:style-name="ce33" table:formula="of:=[.G5]*0.001*[.$C$11]*[.G7]^2*[.G4]" office:value-type="float" office:value="179.365157514532" calcext:value-type="float">
            <text:p>179.37</text:p>
          </table:table-cell>
          <table:table-cell table:style-name="ce33" table:formula="of:=[.H5]*0.001*[.$C$11]*[.H7]^2*[.H4]" office:value-type="float" office:value="258.767701197253" calcext:value-type="float">
            <text:p>258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[m/s]</text:p>
          </table:table-cell>
          <table:table-cell table:style-name="ce34" table:formula="of:=[.C3]*SQRT([.$C$10]*9.81)" office:value-type="float" office:value="0.91513862708157" calcext:value-type="float">
            <text:p>0.915</text:p>
          </table:table-cell>
          <table:table-cell table:style-name="ce34" table:formula="of:=[.D3]*SQRT([.$C$10]*9.81)" office:value-type="float" office:value="1.28102507724438" calcext:value-type="float">
            <text:p>1.281</text:p>
          </table:table-cell>
          <table:table-cell table:style-name="ce34" table:formula="of:=[.E3]*SQRT([.$C$10]*9.81)" office:value-type="float" office:value="1.64691152740718" calcext:value-type="float">
            <text:p>1.647</text:p>
          </table:table-cell>
          <table:table-cell table:style-name="ce34" table:formula="of:=[.F3]*SQRT([.$C$10]*9.81)" office:value-type="float" office:value="1.92153761586656" calcext:value-type="float">
            <text:p>1.922</text:p>
          </table:table-cell>
          <table:table-cell table:style-name="ce34" table:formula="of:=[.G3]*SQRT([.$C$10]*9.81)" office:value-type="float" office:value="2.19616370432595" calcext:value-type="float">
            <text:p>2.196</text:p>
          </table:table-cell>
          <table:table-cell table:style-name="ce34" table:formula="of:=[.H3]*SQRT([.$C$10]*9.81)" office:value-type="float" office:value="2.3795294310819" calcext:value-type="float">
            <text:p>2.38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pp</text:p>
          </table:table-cell>
          <table:table-cell office:value-type="float" office:value="7.2786" calcext:value-type="float">
            <text:p>7.27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float" office:value="999.1" calcext:value-type="float">
            <text:p>999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.019" calcext:value-type="float">
            <text:p>1.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 (depth)</text:p>
          </table:table-cell>
          <table:table-cell office:value-type="float" office:value="0.6013" calcext:value-type="float">
            <text:p>0.60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 (draft)</text:p>
          </table:table-cell>
          <table:table-cell office:value-type="float" office:value="0.3418" calcext:value-type="float">
            <text:p>0.34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float" office:value="0.6505" calcext:value-type="float">
            <text:p>0.65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float" office:value="31.5995" calcext:value-type="float">
            <text:p>31.59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pha_m</text:p>
          </table:table-cell>
          <table:table-cell table:style-name="ce35" table:formula="of:=[.C4]/([.$C$10]*[.$C$12] + 2*[.$C$10]*[.$C$14] + 2*[.$C$12]*[.$C$14])" office:value-type="float" office:value="0.747184720280887" calcext:value-type="float">
            <text:p>0.75</text:p>
          </table:table-cell>
          <table:table-cell table:style-name="ce35" table:formula="of:=[.D4]/([.$C$10]*[.$C$12] + 2*[.$C$10]*[.$C$14] + 2*[.$C$12]*[.$C$14])" office:value-type="float" office:value="0.751768675620034" calcext:value-type="float">
            <text:p>0.75</text:p>
          </table:table-cell>
          <table:table-cell table:style-name="ce35" table:formula="of:=[.E4]/([.$C$10]*[.$C$12] + 2*[.$C$10]*[.$C$14] + 2*[.$C$12]*[.$C$14])" office:value-type="float" office:value="0.757880616072229" calcext:value-type="float">
            <text:p>0.76</text:p>
          </table:table-cell>
          <table:table-cell table:style-name="ce35" table:formula="of:=[.F4]/([.$C$10]*[.$C$12] + 2*[.$C$10]*[.$C$14] + 2*[.$C$12]*[.$C$14])" office:value-type="float" office:value="0.762464571411376" calcext:value-type="float">
            <text:p>0.76</text:p>
          </table:table-cell>
          <table:table-cell table:style-name="ce35" table:formula="of:=[.G4]/([.$C$10]*[.$C$12] + 2*[.$C$10]*[.$C$14] + 2*[.$C$12]*[.$C$14])" office:value-type="float" office:value="0.768576511863571" calcext:value-type="float">
            <text:p>0.77</text:p>
          </table:table-cell>
          <table:table-cell table:style-name="ce35" table:formula="of:=[.H4]/([.$C$10]*[.$C$12] + 2*[.$C$10]*[.$C$14] + 2*[.$C$12]*[.$C$14])" office:value-type="float" office:value="0.773160467202718" calcext:value-type="float">
            <text:p>0.77</text:p>
          </table:table-cell>
          <table:table-cell table:formula="of:=AVERAGE([.C18:.H18])" office:value-type="float" office:value="0.760172593741803" calcext:value-type="float">
            <text:p>0.760172593741803</text:p>
          </table:table-cell>
        </table:table-row>
        <table:table-row table:style-name="ro1">
          <table:table-cell/>
          <table:table-cell office:value-type="string" calcext:value-type="string">
            <text:p>S_s</text:p>
          </table:table-cell>
          <table:table-cell table:style-name="ce35" table:formula="of:=([.$C$10]*[.$C$12] + 2*[.$C$10]*[.$C$14] + 2*[.$C$12]*[.$C$14])*[.$C$16]^2*[.$C$18]" office:value-type="float" office:value="9765.607754445" calcext:value-type="float">
            <text:p>9,765.61</text:p>
          </table:table-cell>
          <table:table-cell table:style-name="ce35" table:formula="of:=([.$C$10]*[.$C$12] + 2*[.$C$10]*[.$C$14] + 2*[.$C$12]*[.$C$14])*[.$C$16]^2*[.$C$18]" office:value-type="float" office:value="9765.607754445" calcext:value-type="float">
            <text:p>9,765.61</text:p>
          </table:table-cell>
          <table:table-cell table:style-name="ce35" table:formula="of:=([.$C$10]*[.$C$12] + 2*[.$C$10]*[.$C$14] + 2*[.$C$12]*[.$C$14])*[.$C$16]^2*[.$C$18]" office:value-type="float" office:value="9765.607754445" calcext:value-type="float">
            <text:p>9,765.61</text:p>
          </table:table-cell>
          <table:table-cell table:style-name="ce35" table:formula="of:=([.$C$10]*[.$C$12] + 2*[.$C$10]*[.$C$14] + 2*[.$C$12]*[.$C$14])*[.$C$16]^2*[.$C$18]" office:value-type="float" office:value="9765.607754445" calcext:value-type="float">
            <text:p>9,765.61</text:p>
          </table:table-cell>
          <table:table-cell table:style-name="ce35" table:formula="of:=([.$C$10]*[.$C$12] + 2*[.$C$10]*[.$C$14] + 2*[.$C$12]*[.$C$14])*[.$C$16]^2*[.$C$18]" office:value-type="float" office:value="9765.607754445" calcext:value-type="float">
            <text:p>9,765.61</text:p>
          </table:table-cell>
          <table:table-cell table:style-name="ce35" table:formula="of:=([.$C$10]*[.$C$12] + 2*[.$C$10]*[.$C$14] + 2*[.$C$12]*[.$C$14])*[.$C$16]^2*[.$C$18]" office:value-type="float" office:value="9765.607754445" calcext:value-type="float">
            <text:p>9,765.61</text:p>
          </table:table-cell>
          <table:table-cell table:formula="of:=AVERAGE([.C19:.H19])" office:value-type="float" office:value="9765.607754445" calcext:value-type="float">
            <text:p>9765.607754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 number:title="User-defined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4:13:42.660063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3:54:49.288079314</meta:creation-date>
    <dc:date>2022-11-04T14:16:46.189173424</dc:date>
    <meta:editing-duration>PT1H2M34S</meta:editing-duration>
    <meta:editing-cycles>12</meta:editing-cycles>
    <meta:generator>LibreOffice/7.0.4.2$Linux_X86_64 LibreOffice_project/00$Build-2</meta:generator>
    <meta:document-statistic meta:table-count="3" meta:cell-count="1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scatter" chart:style-name="ch1">
        <chart:title svg:x="6.101cm" svg:y="0.315cm" chart:style-name="ch2">
          <text:p>Sila upora modela</text:p>
        </chart:title>
        <chart:plot-area chart:style-name="ch3" table:cell-range-address="'model test data'.C3:'model test data'.D8" svg:x="0.32cm" svg:y="1.299cm" svg:width="15.362cm" svg:height="7.52cm">
          <chart:coordinate-region svg:x="2.035cm" svg:y="1.495cm" svg:width="13.108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del test data'.D3:'model test data'.D8" chart:class="chart:scatter">
            <chart:domain table:cell-range-address="'model test data'.C3:'model test data'.C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513862708157">
                <text:p>0.91513862708157</text:p>
                <draw:g>
                  <svg:desc>'model test data'.C3:'model test data'.C8</svg:desc>
                </draw:g>
              </table:table-cell>
              <table:table-cell office:value-type="float" office:value="30.5507207359914">
                <text:p>30.5507207359914</text:p>
                <draw:g>
                  <svg:desc>'model test data'.D3:'model test data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102507724438">
                <text:p>1.28102507724438</text:p>
              </table:table-cell>
              <table:table-cell office:value-type="float" office:value="58.1316784038899">
                <text:p>58.1316784038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691152740718">
                <text:p>1.64691152740718</text:p>
              </table:table-cell>
              <table:table-cell office:value-type="float" office:value="93.0954187311937">
                <text:p>93.0954187311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2153761586656">
                <text:p>1.92153761586656</text:p>
              </table:table-cell>
              <table:table-cell office:value-type="float" office:value="128.603784625455">
                <text:p>128.603784625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616370432595">
                <text:p>2.19616370432595</text:p>
              </table:table-cell>
              <table:table-cell office:value-type="float" office:value="179.526731572947">
                <text:p>179.526731572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795294310819">
                <text:p>2.3795294310819</text:p>
              </table:table-cell>
              <table:table-cell office:value-type="float" office:value="259.00080191898">
                <text:p>259.00080191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